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a48" officeooo:paragraph-rsid="000d9a48"/>
    </style:style>
    <style:style style:name="P2" style:family="paragraph" style:parent-style-name="Subtitle">
      <style:paragraph-properties fo:text-align="start" style:justify-single-word="false"/>
    </style:style>
    <style:style style:name="T1" style:family="text">
      <style:text-properties officeooo:rsid="000d9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BrushWork</text:span> (Iteration #1)</text:p>
      <text:p text:style-name="Title">Teaching Solution Design Decisions"</text:p>
      <text:p text:style-name="P2"><text:span text:style-name="T1">1. </text:span>Tool Factory Class</text:p>
      <text:p text:style-name="P1">We decided to use a factory class to manage all our tools. Each tool is inherited from a Tool</text:p>
      <text:p text:style-name="P1">class, and the only place these tools are explicitly included is the ToolFactory class. The</text:p>
      <text:p text:style-name="P1">ToolFactory even communicates the names of each tool to the BrushWork class for creating the</text:p>
      <text:p text:style-name="P1">UI. We chose this pattern in order to minimize the impact of tool change and the addition of new</text:p>
      <text:p text:style-name="P1">tools.</text:p>
      <text:p text:style-name="P1"/>
      <text:p text:style-name="P1">An alternative was to explicitly define the tool functionalities in BrushWork in specific tool</text:p>
      <text:p text:style-name="P1">methods and not have tool classes at all. We didn’t like this because it would be unclear what</text:p>
      <text:p text:style-name="P1">would have to change in order to introduce new tools.</text:p>
      <text:p text:style-name="P1"/>
      <text:p text:style-name="P1">Another alternative was to have classes for each tool, but include all these tools in BrushWork.</text:p>
      <text:p text:style-name="P1">This is better than the previous alternative, but still requires BrushWork to know about each type</text:p>
      <text:p text:style-name="P1">of tool and be rebuilt every time a tool header changes.</text:p>
      <text:p text:style-name="P1"/>
      <text:p text:style-name="P1">The main advantage of our Factory pattern design as compared to the alternatives is that it</text:p>
      <text:p text:style-name="P1">hides the structure and addition of tools from BrushWork and only requires BrushWork to know</text:p>
      <text:p text:style-name="P1">about the factory. !</text:p>
      <text:p text:style-name="P1"/>
      <text:p text:style-name="P2">2. Abstracted Virtual Blending Math for Tools"</text:p>
      <text:p text:style-name="P1">We observed that although tools have the common ability of applying themselves to a</text:p>
      <text:p text:style-name="P1">PixelBuffer (encapsulated in applyToBuffer() function), the method of blending the Tool's color</text:p>
      <text:p text:style-name="P1">with the canvasColor differed. We choose to abstract the blending logic out of the</text:p>
      <text:p text:style-name="P1">applyToBuffer() function into a seperate virtual function named blendColorMath(). The default,</text:p>
      <text:p text:style-name="P1">additive blending is defined in the Tool super class but is able to be overriden by any child class.</text:p>
      <text:p text:style-name="P1"></text:p>
      <text:p text:style-name="P1">For example, the Eraser is an exception to the common additive blending strategy as it blends</text:p>
      <text:p text:style-name="P1">the canvasColor with the backgroundColor instead of with the toolColor. With our design we</text:p>
      <text:p text:style-name="P1">changed only the contents of blendColorMath() in the Eraser class to account for the Eraser-</text:p>
      <text:p text:style-name="P1">specific logic.</text:p>
      <text:p text:style-name="P1"/>
      <text:p text:style-name="P1">This design strategy was also utilized in the Highlighter and Chalk Tools.</text:p>
      <text:p text:style-name="P1"/>
      <text:p text:style-name="P1">An alternative was to have a check in the applyToBuffer method to see what Tool and its</text:p>
      <text:p text:style-name="P1">corresponsing color blend logic was to be used.</text:p>
      <text:p text:style-name="P1"/>
      <text:p text:style-name="P1">We choose to abstract a Tool's color blending math in this way in order to minimize the amount</text:p>
      <text:p text:style-name="P1">of added code and to keep the logic consistent between the Tools. We also found the</text:p>
      <text:p text:style-name="P1">blendColorMath() function useful for tools such as highlighter or our special tool, as we could</text:p>
      <text:p text:style-name="P1"><text:soft-page-break/>experiment directly with the logic of pixel blen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2:16:28.310367830</meta:creation-date>
    <dc:date>2016-02-28T22:20:30.745485205</dc:date>
    <meta:editing-duration>P0D</meta:editing-duration>
    <meta:editing-cycles>1</meta:editing-cycles>
    <meta:document-statistic meta:table-count="0" meta:image-count="0" meta:object-count="0" meta:page-count="2" meta:paragraph-count="35" meta:word-count="418" meta:character-count="2502" meta:non-whitespace-character-count="2091"/>
    <meta:generator>LibreOffice/4.2.8.2$Linux_X86_64 LibreOffice_project/420m0$Build-2</meta:generator>
  </office:meta>
</office:document-meta>
</file>